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3.62">
            <text:p>2020/5/21 18:1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3.62">
            <text:p>2020/5/21 18:1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3.63">
            <text:p>2020/5/21 18:1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04:04.440001">
            <text:p>2020/5/6 17:04</text:p>
          </table:table-cell>
          <table:table-cell table:number-columns-repeated="2" table:style-name="ce49" office:value-type="date" office:date-value="2020-05-06T17:25:29.54">
            <text:p>20/05/06 17:25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/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/>
          <table:table-cell table:style-name="ce52"/>
          <table:table-cell table:style-name="ce51" office:value-type="date" office:date-value="2020-05-06T17:36:07.21">
            <text:p>20/05/06 17:36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38:57.06">
            <text:p>2020/5/6 17:38</text:p>
          </table:table-cell>
          <table:table-cell table:style-name="ce49"/>
          <table:table-cell table:style-name="ce49" office:value-type="date" office:date-value="2020-05-09T17:57:41.5">
            <text:p>20/05/09 17:57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1"/>
          <table:table-cell table:style-name="ce47"/>
          <table:table-cell table:style-name="ce48" office:value-type="date" office:date-value="2020-05-09T17:57:35.76">
            <text:p>2020/5/9 17:57</text:p>
          </table:table-cell>
          <table:table-cell table:style-name="ce52"/>
          <table:table-cell table:style-name="ce51" office:value-type="date" office:date-value="2020-05-09T17:59:44.700001">
            <text:p>20/05/09 17:5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9" office:value-type="date" office:date-value="2020-05-09T18:10:48.54">
            <text:p>20/05/09 18:10</text:p>
          </table:table-cell>
          <table:table-cell table:style-name="ce49"/>
          <table:table-cell table:style-name="ce49" office:value-type="date" office:date-value="2020-05-10T12:19:16.1">
            <text:p>20/05/10 12:1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50" office:value-type="date" office:date-value="2020-05-09T18:13:19.65">
            <text:p>20/05/09 18:13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2:34:18.41">
            <text:p>2020/5/10 12:34</text:p>
          </table:table-cell>
          <table:table-cell table:style-name="ce49"/>
          <table:table-cell table:style-name="ce49" office:value-type="date" office:date-value="2020-05-11T18:12:17.23">
            <text:p>20/05/11 18:1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3" office:value-type="string">
            <text:p>donation?</text:p>
          </table:table-cell>
          <table:table-cell table:style-name="ce47"/>
          <table:table-cell table:style-name="ce48" office:value-type="date" office:date-value="2020-05-10T12:40:19.92">
            <text:p>2020/5/10 12:40</text:p>
          </table:table-cell>
          <table:table-cell table:style-name="ce52"/>
          <table:table-cell table:style-name="ce51" office:value-type="date" office:date-value="2020-05-10T13:30:58.34">
            <text:p>20/05/10 13:3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 office:value-type="date" office:date-value="2020-05-10T12:52:49.57">
            <text:p>2020/5/10 12:52</text:p>
          </table:table-cell>
          <table:table-cell table:style-name="ce52" office:value-type="string">
            <text:p>20200511_172832</text:p>
          </table:table-cell>
          <table:table-cell table:style-name="ce51" office:value-type="date" office:date-value="2020-05-14T15:05:08.94">
            <text:p>20/05/14 15:0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3:39:59.43">
            <text:p>2020/5/10 13:39</text:p>
          </table:table-cell>
          <table:table-cell table:style-name="ce49"/>
          <table:table-cell table:style-name="ce49" office:value-type="date" office:date-value="2020-05-14T15:32:54.56">
            <text:p>20/05/14 15:3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1"/>
          <table:table-cell table:style-name="ce47" office:value-type="string">
            <text:p>https://duckduckgo.com/?q=%E5%88%86%E8%A7%A3+%E4%BA%8C%E6%B0%A7%E5%8C%96%E7%A2%B3&amp;ia=web</text:p>
          </table:table-cell>
          <table:table-cell table:style-name="ce48" office:value-type="date" office:date-value="2020-05-10T14:03:36.18">
            <text:p>2020/5/10 14:03</text:p>
          </table:table-cell>
          <table:table-cell table:style-name="ce52"/>
          <table:table-cell table:style-name="ce51" office:value-type="date" office:date-value="2020-05-17T17:34:57.28">
            <text:p>20/05/17 17:3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0:16.79">
            <text:p>20/05/14 15:10</text:p>
          </table:table-cell>
          <table:table-cell table:style-name="ce49"/>
          <table:table-cell table:style-name="ce49" office:value-type="date" office:date-value="2020-05-17T18:15:26.56">
            <text:p>20/05/17 18:1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51" office:value-type="date" office:date-value="2020-05-14T15:10:49.61">
            <text:p>20/05/14 15:10</text:p>
          </table:table-cell>
          <table:table-cell table:style-name="ce52"/>
          <table:table-cell table:style-name="ce51" office:value-type="date" office:date-value="2020-05-18T16:44:27.77">
            <text:p>20/05/18 16:4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1:16.82">
            <text:p>20/05/14 15:11</text:p>
          </table:table-cell>
          <table:table-cell table:style-name="ce49"/>
          <table:table-cell table:style-name="ce49" office:value-type="date" office:date-value="2020-05-18T17:23:36.36">
            <text:p>20/05/18 17:23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/>
          <table:table-cell table:style-name="ce47" office:value-type="string">
            <text:p>split CO2</text:p>
          </table:table-cell>
          <table:table-cell table:style-name="ce48" office:value-type="date" office:date-value="2020-05-19T15:43:29.69">
            <text:p>2020/5/19 15:43</text:p>
          </table:table-cell>
          <table:table-cell table:style-name="ce49"/>
          <table:table-cell table:style-name="ce49" office:value-type="date" office:date-value="2020-05-20T14:37:46.87">
            <text:p>20/05/20 14:37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4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20T14:48:23.82">
            <text:p>2020/5/20 14:48</text:p>
          </table:table-cell>
          <table:table-cell table:style-name="ce49"/>
          <table:table-cell table:style-name="ce49" office:value-type="date" office:date-value="2020-05-21T17:00:03.83">
            <text:p>20/05/21 17:0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21T17:02:43.84">
            <text:p>2020/5/21 17:02</text:p>
          </table:table-cell>
          <table:table-cell table:style-name="ce49"/>
          <table:table-cell table:style-name="ce49" office:value-type="date" office:date-value="2020-05-21T17:10:42.56">
            <text:p>20/05/21 17:1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/>
          <table:table-cell table:style-name="ce48" office:value-type="date" office:date-value="2020-05-21T17:10:33.74">
            <text:p>2020/5/21 17:10</text:p>
          </table:table-cell>
          <table:table-cell table:style-name="ce49"/>
          <table:table-cell table:style-name="ce49" office:value-type="date" office:date-value="2020-05-21T17:18:01.12">
            <text:p>20/05/21 17:18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21T17:18:04.58">
            <text:p>2020/5/21 17:18</text:p>
          </table:table-cell>
          <table:table-cell table:style-name="ce49"/>
          <table:table-cell table:style-name="ce49" office:value-type="date" office:date-value="2020-05-21T17:22:40.43">
            <text:p>20/05/21 17:2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17.15cm" draw:caption-point-x="-0.61cm" draw:caption-point-y="1.511cm">
              <dc:creator>ik</dc:creator>
              <dc:date>2020-05-21T00:00:00</dc:date>
              <text:p text:style-name="P1">途中</text:p>
            </office:annotation>
            <text:p>ジオリアクターによる排ガス中CO2の地中直接固定化技術開発（第2章2.4～2.4.4）</text:p>
          </table:table-cell>
          <table:table-cell table:style-name="ce43" table:number-columns-repeated="2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9"/>
          <table:table-cell table:style-name="ce49" office:value-type="date" office:date-value="2020-05-21T18:14:01.78">
            <text:p>20/05/21 18:1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3.71">
            <text:p>2020/5/21 18:18</text:p>
          </table:table-cell>
          <table:table-cell table:style-name="ce14" table:formula="of:=NOW()" office:value-type="date" office:date-value="2020-05-21T18:18:03.71">
            <text:p>2020/5/21 18:18</text:p>
          </table:table-cell>
          <table:table-cell table:style-name="ce14" table:formula="of:=NOW()" office:value-type="date" office:date-value="2020-05-21T18:18:03.71">
            <text:p>2020/5/21 18:18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3.71">
            <text:p>2020/5/21 18:18</text:p>
          </table:table-cell>
          <table:table-cell table:style-name="ce14" table:formula="of:=NOW()" office:value-type="date" office:date-value="2020-05-21T18:18:03.71">
            <text:p>2020/5/21 18:18</text:p>
          </table:table-cell>
          <table:table-cell table:style-name="ce14" table:formula="of:=NOW()" office:value-type="date" office:date-value="2020-05-21T18:18:03.71">
            <text:p>2020/5/21 18:18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7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6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2020/5/17 17:3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table:style-name="ce33"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38" office:value-type="date" office:date-value="2020-05-21T17:03:31.4">
            <text:p>2020/5/21 17:0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2020/5/17 18: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3.78">
            <text:p>2020/5/21 18:18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9" table:default-cell-style-name="ce28"/>
        <table:table-column table:style-name="co10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0T14:41:43.57">
            <text:p>2020/5/20 14:4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2020/5/21 18: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1T18:17:01.82">
            <text:p>2020/5/21 18: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2020/5/21 18: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1T18:18:01.77">
            <text:p>2020/5/21 18:1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M41" table:display-filter-buttons="true"/>
        <table:database-range table:name="__Anonymous_Sheet_DB__2" table:target-range-address="3_docs.I22:3_docs.I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2020/05/21</text:date>, <text:time>18:1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1T18:18:03.42</dc:date>
    <dc:creator>iwabuchi ken</dc:creator>
    <meta:editing-duration>PT14H7M5S</meta:editing-duration>
    <meta:editing-cycles>75</meta:editing-cycles>
    <meta:generator>OpenOffice/4.1.3$Win32 OpenOffice.org_project/413m1$Build-9783</meta:generator>
    <meta:document-statistic meta:table-count="6" meta:cell-count="531" meta:object-count="0"/>
  </office:meta>
</office:document-meta>
</file>